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size="10pt" style:font-size-asian="10pt" style:font-size-complex="10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 de instalación PorisToolkit Web Editor en Fedora 16</text:h>
      <text:p text:style-name="Text_20_body">A continuación se detallan los pasos seguidos para instalar el PorisToolkit Web Editor en la máquina virtual de Fedora 16.</text:p>
      <text:p text:style-name="Text_20_body"/>
      <text:p text:style-name="Text_20_body">Bajamos la versión de Fedora de la página adecuada.</text:p>
      <text:p text:style-name="Text_20_body">Nombre: Fedora-16-i686-Live-Desktop.iso</text:p>
      <text:p text:style-name="Text_20_body">Podríamos intentarlo con la última versión:</text:p>
      <text:p text:style-name="Text_20_body"><text:a xlink:type="simple" xlink:href="http://fedoraproject.org/es/get-fedora">http://fedoraproject.org/es/get-fedora</text:a></text:p>
      <text:p text:style-name="Text_20_body">Aunque esta instalación se ha hecho con la 16.</text:p>
      <text:p text:style-name="Text_20_body"><text:a xlink:type="simple" xlink:href="http://download.fedoraproject.org/pub/fedora/linux/releases/16/Live/i686/Fedora-16-i686-Live-Desktop.iso">http://download.fedoraproject.org/pub/fedora/linux/releases/16/Live/i686/Fedora-16-i686-Live-Desktop.iso</text:a></text:p>
      <text:p text:style-name="Text_20_body">Creamos la máquina de Virtualbox con las preferencias: </text:p>
      <text:list xml:id="list38230567" text:style-name="L1">
        <text:list-item>
          <text:p text:style-name="P10">S.O.: Linux. </text:p>
        </text:list-item>
        <text:list-item>
          <text:p text:style-name="P10">Distribución: Fedora</text:p>
        </text:list-item>
        <text:list-item>
          <text:p text:style-name="P10">RAM : 768 Mb. </text:p>
        </text:list-item>
        <text:list-item>
          <text:p text:style-name="P3">HDD : 8 Gb, espacio incremental.</text:p>
        </text:list-item>
      </text:list>
      <text:p text:style-name="Text_20_body">Iniciamos la máquina virtual con el ISO en la unidad de CD virtual, arranca desde el propio ISO.<text:line-break/></text:p>
      <text:p text:style-name="Text_20_body">A continuación, escogemos la aplicación “Applications → System Tools → Install to Hard Drive”.</text:p>
      <text:p text:style-name="Text_20_body">Vamos escogiendo:</text:p>
      <text:list xml:id="list38236607" text:style-name="L2">
        <text:list-item>
          <text:p text:style-name="P4">US.English</text:p>
        </text:list-item>
        <text:list-item>
          <text:p text:style-name="P4">Basic Storage Devices</text:p>
        </text:list-item>
        <text:list-item>
          <text:p text:style-name="P4">Yes discard any data </text:p>
        </text:list-item>
        <text:list-item>
          <text:p text:style-name="P4">porisfedora.localdomain</text:p>
        </text:list-item>
        <text:list-item>
          <text:p text:style-name="P4">canary atlantic</text:p>
        </text:list-item>
        <text:list-item>
          <text:p text:style-name="P4">como root password será poristoolkit<text:tab/></text:p>
        </text:list-item>
        <text:list-item>
          <text:p text:style-name="P4">Use All Space (dejamos resto de opciones como está).</text:p>
        </text:list-item>
        <text:list-item>
          <text:p text:style-name="P4">Go writting changes to disk.</text:p>
        </text:list-item>
        <text:list-item>
          <text:p text:style-name="P4">Reboot</text:p>
        </text:list-item>
      </text:list>
      <text:p text:style-name="Text_20_body"/>
      <text:p text:style-name="Text_20_body">Al reiniciar, es posible que nos intente arrancar desde la imagen ISO, hemos de garantizar, para seguir, que arrancamos desde el disco duro (en Virtualbox, extraer virtualmente el disco livedisc, si es necesario).</text:p>
      <text:p text:style-name="Text_20_body">Cuando arranque pulsamos:</text:p>
      <text:list xml:id="list38216654" text:style-name="L3">
        <text:list-item>
          <text:p text:style-name="P5">Forward</text:p>
        </text:list-item>
        <text:list-item>
          <text:p text:style-name="P5">Forward</text:p>
        </text:list-item>
        <text:list-item>
          <text:p text:style-name="P5">Forward</text:p>
        </text:list-item>
        <text:list-item>
          <text:p text:style-name="P5"><text:soft-page-break/>En Create User:</text:p>
          <text:list>
            <text:list-item>
              <text:p text:style-name="P5">Full Name: Poris Toolkit</text:p>
            </text:list-item>
            <text:list-item>
              <text:p text:style-name="P5">username: poris</text:p>
            </text:list-item>
            <text:list-item>
              <text:p text:style-name="P5">Add to administrator group (YES)</text:p>
            </text:list-item>
            <text:list-item>
              <text:p text:style-name="P5">Contraseña : poris</text:p>
            </text:list-item>
            <text:list-item>
              <text:p text:style-name="P5">Pulsamos Forward</text:p>
            </text:list-item>
          </text:list>
        </text:list-item>
        <text:list-item>
          <text:p text:style-name="P5">Finish.</text:p>
        </text:list-item>
        <text:list-item>
          <text:p text:style-name="P5">No, do not send.</text:p>
        </text:list-item>
        <text:list-item>
          <text:p text:style-name="P5">Entraremos como el usuario Poris Toolkit.</text:p>
        </text:list-item>
        <text:list-item>
          <text:p text:style-name="P5">Instalamos las “Guest Additions de VirtualBox”. <text:s/>Para ello seguimos las indicaciones de esta página: <text:a xlink:type="simple" xlink:href="http://www.sysprobs.com/install-fedora-16-virtualbox-guest-additions-get-working-gnome-shell-inside-virtual-machine">http://www.sysprobs.com/install-fedora-16-virtualbox-guest-additions-get-working-gnome-shell-inside-virtual-machine</text:a></text:p>
          <text:list>
            <text:list-item>
              <text:p text:style-name="P5">sudo yum -y update kernel</text:p>
            </text:list-item>
            <text:list-item>
              <text:p text:style-name="P5">sudo yum -y install kernel-devel kernel-headers dkms gcc gcc-c++</text:p>
            </text:list-item>
            <text:list-item>
              <text:p text:style-name="P5">Ejecutamos el autorun de la imagen iso de las Guest Additions de VirtualBox.</text:p>
            </text:list-item>
          </text:list>
        </text:list-item>
      </text:list>
      <text:p text:style-name="Heading_20_2"><text:bookmark text:name="Instalando-Ruby"/>Instalando Ruby y Rubygems</text:p>
      <text:p text:style-name="Text_20_body">Abrimos el terminal el Applications → System Tools → Terminal.</text:p>
      <text:p text:style-name="Text_20_body">Si tecleamos ruby -v no conseguimos nada, así que determinamos que hay que instalarlo.</text:p>
      <text:p text:style-name="Text_20_body">Applications → System Tools → Add/Remove Software.</text:p>
      <text:p text:style-name="Text_20_body">Instalamos el paquete “ruby-1.8.7.....” titulado “An interpreter of object. .... language”.</text:p>
      <text:p text:style-name="Text_20_body">Instalamos el paquete “rubygems-1.8.11...” titulado “The Ruby standard for packaging ruby libraries”.</text:p>
      <text:p text:style-name="Text_20_body"><text:span text:style-name="T1">NO instalamos rails</text:span> desde aquí, ya que nos instalaría la versión 3, y la que necesitamos es la 2.3.14.</text:p>
      <text:p text:style-name="Text_20_body">Veremos que al pulsar “Apply” nos pedirá comprobación para instalar todas las dependencias necesarias. <text:s/>Confirmamos todo.</text:p>
      <text:p text:style-name="Text_20_body">Si ahora en la consola tecleamos ruby -v veremos que nos informa de la versión 1.8.7 del intérprete de Ruby.</text:p>
      <text:p text:style-name="Text_20_body">Comprobamos que funciona mediante el comando gem -v</text:p>
      <text:p text:style-name="Heading_20_2"><text:bookmark text:name="Instalando-Hobo-102-y-rails-v2314"/>Instalando Hobo 1.0.2 (y rails v.2.3.14)</text:p>
      <text:p text:style-name="Text_20_body">PorisWebEditor está desarrollado usando Hobo v 1.0.2. Al instalar esa gem, nos intentará instalar Rails v2.3.14. Sin embargo, antes hemos de añadir gems.github.com como una de las fuentes válidas para el sistema de gems.</text:p>
      <text:p text:style-name="Text_20_body">sudo gem sources --add <text:a xlink:type="simple" xlink:href="http://gems.github.com/">http://gems.github.com</text:a></text:p>
      <text:p text:style-name="Text_20_body">sudo gem install hobo -v=1.0.2</text:p>
      <text:p text:style-name="Text_20_body"/>
      <text:p text:style-name="Text_20_body">Probaremos que Rails funciona correctamente</text:p>
      <text:p text:style-name="Text_20_body"><text:soft-page-break/>cd<text:line-break/>mkdir test<text:line-break/>cd test<text:line-break/>rails test_rails<text:line-break/>cd test_rails<text:line-break/>script/server</text:p>
      <text:p text:style-name="Text_20_body">Abrimos un navegador (Applications → Internet → Firefox) y abriremos la URL <text:a xlink:type="simple" xlink:href="http://localhost:3000/">http://localhost:3000</text:a>. Si todo va bien veremos una página de comprobación de Rails.</text:p>
      <text:p text:style-name="Text_20_body">De vuelta en la consola, pulsaremos Ctrl+C para abortar el servidor Rails.</text:p>
      <text:p text:style-name="Text_20_body">Probaremos que Hobo funciona</text:p>
      <text:p text:style-name="Text_20_body">cd ..<text:line-break/>hobo test_hobo</text:p>
      <text:p text:style-name="Text_20_body">Si al final de un largo proceso vemos que nos muestra un sumario de ficheros creados y vemos que existe el directorio test_hobo, es que todo ha ido bien.</text:p>
      <text:p text:style-name="Text_20_body">cd test_hobo<text:line-break/>rake</text:p>
      <text:p text:style-name="Text_20_body">Veremos que responde "no such file to load -- sqlite3", ya que no tiene el conector de sqlite3, sin embargo la aplicación si debe existir, podemos comprobarlo escribiendo en la consola sqlite3 --version.</text:p>
      <text:p text:style-name="Text_20_body">Instalamos la gema sqlite3:</text:p>
      <text:p text:style-name="Text_20_body">Applications → System Tools → Add/Remove Software</text:p>
      <text:p text:style-name="Text_20_body">Instalamos el paquete rubygem-sqlite3 y rubygem-sqlite3-doc</text:p>
      <text:p text:style-name="Text_20_body">(de momento no tenemos la gem sqlite3-ruby instalada, hara falta? <text:s/>Continuamos a ver...)</text:p>
      <text:p text:style-name="Text_20_body">script/generate hobo_migration<text:line-break/>Cuando nos pregunte pulsamos 'm' y luego aceptamos el nombre que propone</text:p>
      <text:p text:style-name="Text_20_body">script/server</text:p>
      <text:p text:style-name="Text_20_body">Volvemos a abrir el navegador en <text:a xlink:type="simple" xlink:href="http://localhost:3000/">http://localhost:3000</text:a> para ver que se muestra una aplicación Hobo pidiéndonos un registro.</text:p>
      <text:p text:style-name="Heading_20_2"><text:bookmark text:name="Instalando-Poris"/>Instalando Poris</text:p>
      <text:p text:style-name="Text_20_body">Extraemos poris.tar.gz en un directorio y arrancamos su servidor:</text:p>
      <text:p text:style-name="Text_20_body">tar xvf poris.tar.gz <text:line-break/>cd poris<text:line-break/>ruby script/server -p 3001 -e production</text:p>
      <text:p text:style-name="Text_20_body">Abrimos el navegador en el puerto 3001</text:p>
      <text:p text:style-name="Text_20_body">Listo!!!</text:p>
      <text:p text:style-name="P2">Es un buen momento para hacer un “snapshot” a la máquina virtual antes de continuar.</text:p>
      <text:p text:style-name="Heading_20_2"><text:bookmark text:name="Configurando-el-reenvío-de-puertos"/>Configurando el reenvío de puertos</text:p>
      <text:p text:style-name="Text_20_body">En el menú Dispositivos de la máquina virtual podemos escoger Adaptadores de Red. Y en las propiedades encontramos "Reenvío de puertos". De esa manera podemos conectar el puerto 3001 del anfitrión con el 3001 de la máquina en Fedora.</text:p>
      <text:p text:style-name="Heading_20_2"><text:bookmark text:name="Configurando-el-autoarranque"/><text:soft-page-break/>Configurando el autoarranque</text:p>
      <text:p text:style-name="P1">De momento no hay un autoarranque configurado. <text:s/>Hay que, manualmente, abrir un terminal, ir al directoro correspondiente, y ejecutar</text:p>
      <text:p text:style-name="P1">ruby script/server -p 3001 -e production</text:p>
      <text:p text:style-name="P1"/>
      <text:p text:style-name="Heading_20_2">Instalación de AstroSystems</text:p>
      <text:p text:style-name="Text_20_body">Astrosystems incluye PorisPlayer. <text:s/>Lo descargamos de la web de descargas de PorisToolkit: </text:p>
      <text:p text:style-name="Text_20_body"/>
      <text:p text:style-name="Text_20_body"><text:a xlink:type="simple" xlink:href="https://sites.google.com/a/elporis.com/poris-toolkit/poris/downloads">https://sites.google.com/a/elporis.com/poris-toolkit/poris/downloads</text:a></text:p>
      <text:p text:style-name="Text_20_body"/>
      <text:p text:style-name="Text_20_body">Una vez descargado lo descomprimimos:</text:p>
      <text:p text:style-name="Text_20_body">&gt; tar xvf AstroSystems\ 0.1.tar.gz</text:p>
      <text:p text:style-name="Text_20_body">&gt; cd AstroSystems</text:p>
      <text:p text:style-name="Text_20_body">&gt; java -jar AstroSystems.jar</text:p>
      <text:p text:style-name="Text_20_body">Vemos que Java no está instalado, así que instalaremos el paquete Java utilizando Applications → System Tools → Add/Remove Software.</text:p>
      <text:p text:style-name="Text_20_body">Hemos comprobado que que es la versión 1.6.0_22 mediante <text:s/>el comando java -version.</text:p>
      <text:p text:style-name="Text_20_body">Abrimos un explorador en localhost:3001 y buscamos un modelo para generar un archivo instrument.xml. <text:s/>Nos situamos en el nodo en cuestión (en nuestro ejemplo TxTestInstrument) y pulsamos sobre “Generate Tree Code for xxx” y con el botón derecho lo guardamos con el nombre instrument.xml en el mismo directorio que el fichero AstroSystems.jar.</text:p>
      <text:p text:style-name="P1"/>
      <text:p text:style-name="Heading_20_2"><text:bookmark text:name="Borrando-espacio"/>Borrando espacio</text:p>
      <text:p text:style-name="Text_20_body">Utilizando la herramienta Applications → System tools → Add/Remove Software, eliminamos:</text:p>
      <text:list xml:id="list38243611" text:style-name="L4">
        <text:list-item>
          <text:p text:style-name="P6">Other:</text:p>
          <text:list>
            <text:list-item>
              <text:p text:style-name="P6">evolution.</text:p>
            </text:list-item>
            <text:list-item>
              <text:p text:style-name="P6">Shotwell.</text:p>
            </text:list-item>
          </text:list>
        </text:list-item>
        <text:list-item>
          <text:p text:style-name="P6">Office:</text:p>
          <text:list>
            <text:list-item>
              <text:p text:style-name="P6">evince.</text:p>
            </text:list-item>
          </text:list>
        </text:list-item>
        <text:list-item>
          <text:p text:style-name="P6">Internet:</text:p>
          <text:list>
            <text:list-item>
              <text:p text:style-name="P6">transmission-gtk.</text:p>
            </text:list-item>
            <text:list-item>
              <text:p text:style-name="P6">Empathy.</text:p>
            </text:list-item>
          </text:list>
        </text:list-item>
        <text:list-item>
          <text:p text:style-name="P6">GNOME desktop:</text:p>
          <text:list>
            <text:list-item>
              <text:p text:style-name="P6">aisleriot.</text:p>
            </text:list-item>
            <text:list-item>
              <text:p text:style-name="P6">Brasero-nautilus.</text:p>
            </text:list-item>
            <text:list-item>
              <text:p text:style-name="P6">Cheese.</text:p>
            </text:list-item>
            <text:list-item>
              <text:p text:style-name="P6"><text:soft-page-break/>Evince-nautilus.</text:p>
            </text:list-item>
            <text:list-item>
              <text:p text:style-name="P6">Gnome-bluetooth.</text:p>
            </text:list-item>
            <text:list-item>
              <text:p text:style-name="P6">Gnome-contacts.</text:p>
            </text:list-item>
            <text:list-item>
              <text:p text:style-name="P6">Gnome-games.</text:p>
            </text:list-item>
            <text:list-item>
              <text:p text:style-name="P6">Gnome-icon-theme-extras.</text:p>
            </text:list-item>
            <text:list-item>
              <text:p text:style-name="P6">Simple-scan.</text:p>
            </text:list-item>
          </text:list>
        </text:list-item>
        <text:list-item>
          <text:p text:style-name="P6">Other Desktops.</text:p>
          <text:list>
            <text:list-item>
              <text:p text:style-name="P6">Matchbox-window-manager.</text:p>
            </text:list-item>
          </text:list>
        </text:list-item>
        <text:list-item>
          <text:p text:style-name="P6">Graphics.</text:p>
          <text:list>
            <text:list-item>
              <text:p text:style-name="P6">Libsane-hpaio</text:p>
            </text:list-item>
            <text:list-item>
              <text:p text:style-name="P6">sane-backends-drivers-scanners.</text:p>
            </text:list-item>
          </text:list>
        </text:list-item>
        <text:list-item>
          <text:p text:style-name="P6">Multimedia.</text:p>
          <text:list>
            <text:list-item>
              <text:p text:style-name="P6">Brasero,</text:p>
            </text:list-item>
            <text:list-item>
              <text:p text:style-name="P6">cdparanoia</text:p>
            </text:list-item>
            <text:list-item>
              <text:p text:style-name="P6">icedax.</text:p>
            </text:list-item>
            <text:list-item>
              <text:p text:style-name="P6">Pulseaudio-module-bluetooth.</text:p>
            </text:list-item>
            <text:list-item>
              <text:p text:style-name="P6">Pulseaudio-utils</text:p>
            </text:list-item>
            <text:list-item>
              <text:p text:style-name="P6">rhythmbox</text:p>
            </text:list-item>
            <text:list-item>
              <text:p text:style-name="P6">sound-juicer.</text:p>
            </text:list-item>
            <text:list-item>
              <text:p text:style-name="P6">Sox</text:p>
            </text:list-item>
            <text:list-item>
              <text:p text:style-name="P6">totem.</text:p>
            </text:list-item>
            <text:list-item>
              <text:p text:style-name="P6">Totem-mozplugin</text:p>
            </text:list-item>
            <text:list-item>
              <text:p text:style-name="P6">totem-nautilus</text:p>
            </text:list-item>
            <text:list-item>
              <text:p text:style-name="P6">wodim</text:p>
            </text:list-item>
          </text:list>
        </text:list-item>
      </text:list>
      <text:p text:style-name="Text_20_body"/>
      <text:p text:style-name="Text_20_body">Aplicamos los cambios, en una posterior criba eliminaremos más aplicaciones (en especial firmwares de la carpeta Systems). <text:s/>Antes comprobaremos que reinicia y que funcionan las aplicaciones del Poris Toolkit.</text:p>
      <text:list xml:id="list38229235" text:style-name="L5">
        <text:list-item>
          <text:p text:style-name="P7">Kernel-devel</text:p>
        </text:list-item>
        <text:list-item>
          <text:p text:style-name="P7">Kernel-headers.</text:p>
        </text:list-item>
        <text:list-item>
          <text:p text:style-name="P7">System:</text:p>
          <text:list>
            <text:list-item>
              <text:p text:style-name="P7">Aic94xx-firmware</text:p>
            </text:list-item>
            <text:list-item>
              <text:p text:style-name="P7">ar0170-firmware</text:p>
            </text:list-item>
            <text:list-item>
              <text:p text:style-name="P7">atmel-firmware</text:p>
            </text:list-item>
            <text:list-item>
              <text:p text:style-name="P7">ipw2100-firmware</text:p>
            </text:list-item>
            <text:list-item>
              <text:p text:style-name="P7"><text:soft-page-break/>ipw2200-firmware</text:p>
            </text:list-item>
            <text:list-item>
              <text:p text:style-name="P7">irda-utils</text:p>
            </text:list-item>
            <text:list-item>
              <text:p text:style-name="P7">ivtv-firmware</text:p>
            </text:list-item>
            <text:list-item>
              <text:p text:style-name="P7">iwl1000-firmware</text:p>
            </text:list-item>
            <text:list-item>
              <text:p text:style-name="P7">iwl100-firmware</text:p>
            </text:list-item>
            <text:list-item>
              <text:p text:style-name="P7">iwl3945-firmware</text:p>
            </text:list-item>
            <text:list-item>
              <text:p text:style-name="P7">iwl4565-firmware</text:p>
            </text:list-item>
            <text:list-item>
              <text:p text:style-name="P7">iwl5000-firmware</text:p>
            </text:list-item>
            <text:list-item>
              <text:p text:style-name="P7">iwl5150-firmware</text:p>
            </text:list-item>
            <text:list-item>
              <text:p text:style-name="P7">iwl6000-firmware</text:p>
            </text:list-item>
            <text:list-item>
              <text:p text:style-name="P7">iwl6000g2a-firmware</text:p>
            </text:list-item>
            <text:list-item>
              <text:p text:style-name="P7">iwl6000g2b-firmware</text:p>
            </text:list-item>
            <text:list-item>
              <text:p text:style-name="P7">iwl6050-firmware</text:p>
            </text:list-item>
            <text:list-item>
              <text:p text:style-name="P7">libertas-usb8388</text:p>
            </text:list-item>
            <text:list-item>
              <text:p text:style-name="P7">rt61pci-firmware</text:p>
            </text:list-item>
            <text:list-item>
              <text:p text:style-name="P7">r673usb-firmware</text:p>
              <text:p text:style-name="P7"/>
            </text:list-item>
          </text:list>
        </text:list-item>
      </text:list>
      <text:p text:style-name="Text_20_body">Tras comprobarlo, tomamos una nueva instantánea de la máquina virtual.</text:p>
      <text:p text:style-name="Text_20_body"/>
      <text:p text:style-name="Text_20_body">Por fin, vamos a eliminar soporte a lenguajes “extra” para aligerar el directorio de “locales” del disco duro. <text:s/>También eliminamos otros soportes no necesarios.</text:p>
      <text:list xml:id="list38218654" text:style-name="L6">
        <text:list-item>
          <text:p text:style-name="P8">Package Collections:</text:p>
          <text:list>
            <text:list-item>
              <text:p text:style-name="P8">arabic-support.</text:p>
            </text:list-item>
            <text:list-item>
              <text:p text:style-name="P8">Armenian-support.</text:p>
            </text:list-item>
            <text:list-item>
              <text:p text:style-name="P8">Assamese-support.</text:p>
            </text:list-item>
            <text:list-item>
              <text:p text:style-name="P8">Bengali-support.</text:p>
            </text:list-item>
            <text:list-item>
              <text:p text:style-name="P8">Bhutanese-support.</text:p>
            </text:list-item>
            <text:list-item>
              <text:p text:style-name="P8">Burmese-support.</text:p>
            </text:list-item>
            <text:list-item>
              <text:p text:style-name="P8">Ethiopic-support.</text:p>
            </text:list-item>
            <text:list-item>
              <text:p text:style-name="P8">Georgian-support.</text:p>
            </text:list-item>
            <text:list-item>
              <text:p text:style-name="P8">Gujarati-support.</text:p>
            </text:list-item>
            <text:list-item>
              <text:p text:style-name="P8">Hebrew-support.</text:p>
            </text:list-item>
            <text:list-item>
              <text:p text:style-name="P8">Hindi-support.</text:p>
            </text:list-item>
            <text:list-item>
              <text:p text:style-name="P8">Inuktitut-support.</text:p>
            </text:list-item>
            <text:list-item>
              <text:p text:style-name="P8">Japanese-support.</text:p>
            </text:list-item>
            <text:list-item>
              <text:p text:style-name="P8"><text:soft-page-break/>Kannada-support.</text:p>
            </text:list-item>
            <text:list-item>
              <text:p text:style-name="P8">Kashmiri-support.</text:p>
            </text:list-item>
            <text:list-item>
              <text:p text:style-name="P8">Khmer-support.</text:p>
            </text:list-item>
            <text:list-item>
              <text:p text:style-name="P8">Konkani-support.</text:p>
            </text:list-item>
            <text:list-item>
              <text:p text:style-name="P8">Korean-support.</text:p>
            </text:list-item>
            <text:list-item>
              <text:p text:style-name="P8">Lao-support.</text:p>
            </text:list-item>
            <text:list-item>
              <text:p text:style-name="P8">Legacy-fonts</text:p>
            </text:list-item>
            <text:list-item>
              <text:p text:style-name="P8">maithili-support.</text:p>
            </text:list-item>
            <text:list-item>
              <text:p text:style-name="P8">Malayalam-support.</text:p>
            </text:list-item>
            <text:list-item>
              <text:p text:style-name="P8">Marathi-support.</text:p>
            </text:list-item>
            <text:list-item>
              <text:p text:style-name="P8">Oriya-support.</text:p>
            </text:list-item>
            <text:list-item>
              <text:p text:style-name="P8">Punjabi-support.</text:p>
            </text:list-item>
            <text:list-item>
              <text:p text:style-name="P8">Russian-support.</text:p>
            </text:list-item>
            <text:list-item>
              <text:p text:style-name="P8">Sanskrit-support.</text:p>
            </text:list-item>
            <text:list-item>
              <text:p text:style-name="P8">Simplified-chinese-support.</text:p>
            </text:list-item>
            <text:list-item>
              <text:p text:style-name="P8">Sindhi-support.</text:p>
            </text:list-item>
            <text:list-item>
              <text:p text:style-name="P8">Sinhala-support.</text:p>
            </text:list-item>
            <text:list-item>
              <text:p text:style-name="P8">Tajik-support.</text:p>
            </text:list-item>
            <text:list-item>
              <text:p text:style-name="P8">Tamil-support.</text:p>
            </text:list-item>
            <text:list-item>
              <text:p text:style-name="P8">Telugu-support.</text:p>
            </text:list-item>
            <text:list-item>
              <text:p text:style-name="P8">Thai-support.</text:p>
            </text:list-item>
            <text:list-item>
              <text:p text:style-name="P8">Traditional-chinese-support.</text:p>
            </text:list-item>
            <text:list-item>
              <text:p text:style-name="P8">Urdu-support.</text:p>
            </text:list-item>
            <text:list-item>
              <text:p text:style-name="P8">Venda-support.</text:p>
            </text:list-item>
            <text:list-item>
              <text:p text:style-name="P8">Yiddish-support.</text:p>
            </text:list-item>
          </text:list>
        </text:list-item>
      </text:list>
      <text:p text:style-name="Text_20_body"/>
      <text:p text:style-name="Text_20_body">Tras comprobarlo, tomamos una nueva instantánea de la máquina virtual.</text:p>
      <text:p text:style-name="Text_20_body"/>
      <text:p text:style-name="Text_20_body">Añadimos las siguientes páginas al arranque de Firefox:</text:p>
      <text:list xml:id="list38219964" text:style-name="L7">
        <text:list-item>
          <text:p text:style-name="P9"><text:a xlink:type="simple" xlink:href="http://localhost:3001/">http://localhost:3001</text:a></text:p>
        </text:list-item>
        <text:list-item>
          <text:p text:style-name="P9"><text:a xlink:type="simple" xlink:href="http://www.elporis.com/">http://www.elporis.com</text:a></text:p>
        </text:list-item>
        <text:list-item>
          <text:p text:style-name="P9"><text:a xlink:type="simple" xlink:href="http://hobocentral.net/">http://hobocentral.net</text:a></text:p>
        </text:list-item>
        <text:list-item>
          <text:p text:style-name="P9"><text:a xlink:type="simple" xlink:href="http://rubyonrails.org/">http://rubyonrails.org</text:a></text:p>
        </text:list-item>
      </text:list>
      <text:p text:style-name="Text_20_body"/>
      <text:p text:style-name="Heading_20_2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left="1.27cm" fo:margin-right="0cm" fo:margin-top="0.212cm" fo:margin-bottom="0.423cm" fo:text-align="start" style:justify-single-word="false" fo:text-indent="-1.27cm" style:auto-text-indent="false" fo:keep-with-next="always"/>
      <style:text-properties fo:font-size="14pt" fo:font-weight="bold" style:font-size-asian="14pt" style:font-weight-asian="bold"/>
    </style:style>
    <style:style style:name="caption" style:family="paragraph" style:parent-style-name="Standard" style:default-outline-level="">
      <style:paragraph-properties fo:margin-top="0.212cm" fo:margin-bottom="0.212cm"/>
      <style:text-properties fo:font-weight="bold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xinto Vaz Cedillo</meta:initial-creator>
    <meta:creation-date>2011-12-07T12:22:55.36</meta:creation-date>
    <dc:date>2011-12-09T18:10:25.51</dc:date>
    <dc:creator>Txinto Vaz Cedillo</dc:creator>
    <meta:editing-duration>PT7H46M43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8" meta:paragraph-count="203" meta:word-count="1191" meta:character-count="8162"/>
  </office:meta>
</office:document-meta>
</file>